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19a" officeooo:paragraph-rsid="00106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CN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3:26:28.086235426</meta:creation-date>
    <dc:date>2021-02-17T03:27:12.861353691</dc:date>
    <meta:editing-duration>PT5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1.5.2$Linux_X86_64 LibreOffice_project/10$Build-2</meta:generator>
  </office:meta>
</office:document-meta>
</file>